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s</text:p>
      <text:p text:style-name="P1"/>
      <text:p text:style-name="P1"><text:tab/>Assignments are a way for a user or a programmer to assign a value to a variable. The way we assign a value to a variable in C++ is different from how we would might do it in math. In mathematics we are allowed to say that \texttt{x = 3} or \texttt{3 = x}, but in C++ the only acceptable way to assign the value of 3 to \texttt{x} is to type \texttt{x = 3}. </text:p>
      <text:p text:style-name="P2">The \texttt{=} in the expression \texttt{x = 3} is known as an \emph{<text:span text:style-name="T1">assignment</text:span><text:span text:style-name="T1"> </text:span><text:span text:style-name="T1">operator}</text:span>. This allows the program to set a variable’s value depending on its type. Here are some examples on setting a value to different types of variables:</text:p>
      <text:p text:style-name="P1"/>
      <text:p text:style-name="P1"><text:tab/><text:tab/>int x = 4;</text:p>
      <text:p text:style-name="P1"/>
      <text:p text:style-name="P1"><text:tab/><text:tab/>char alpha = ‘A’;</text:p>
      <text:p text:style-name="P1"/>
      <text:p text:style-name="P1"><text:tab/><text:tab/>string word = “Alpha”;</text:p>
      <text:p text:style-name="P1"/>
      <text:p text:style-name="P1"><text:tab/><text:tab/>float y = 3.14;</text:p>
      <text:p text:style-name="P1"/>
      <text:p text:style-name="P1"/>
      <text:p text:style-name="P1"><text:tab/>We are able to declare variables and assign a value to those variables immediately by using the assignment operator. When we assign literal values to variables of type char, the value must be surrounded by single quotes (example: \texttt{‘A’}). When we assign values of type string, the literal value must be surrounded by double quotes (example: \texttt{“Alpha”}). We do not have to initialize the values of the variables, however. We can set them with a value later in the code like this:</text:p>
      <text:p text:style-name="P1"><text:tab/><text:tab/>int myVal;</text:p>
      <text:p text:style-name="P1"><text:tab/><text:tab/>//some code</text:p>
      <text:p text:style-name="P1"><text:tab/><text:tab/>myVal = 0; </text:p>
      <text:p text:style-name="P1"/>
      <text:p text:style-name="P1"><text:tab/>In all of the lines of code in this section where a variable is set using the assignment operator, the “thing that is being given a value” is known as an \emph{<text:span text:style-name="T2">lvalue}</text:span>, and the expression on the right that is being stored in the variable is known as the \emph{<text:span text:style-name="T2">rvalue}</text:span>. Literals such as \texttt{‘A’} or 3 can never be an lvalue. Aside from literals, the rvalue can consist of other variables as well, like this:</text:p>
      <text:p text:style-name="P1"/>
      <text:p text:style-name="P1"><text:tab/><text:tab/>myVal = myVal2;</text:p>
      <text:p text:style-name="P1"/>
      <text:p text:style-name="P1">Even though \texttt{myVal2} is a variable, we are only passing the \emph{<text:span text:style-name="T2">value stored in the variable}</text:span>, not the variable itself. For example if \texttt{myVal2} had a value of 6, \texttt{myVal} would then have a value of 6 with the above code. </text:p>
      <text:p text:style-name="P1"/>
      <text:p text:style-name="P2">We can also store an arithmetic expression in a variable like this: </text:p>
      <text:p text:style-name="P1"><text:tab/></text:p>
      <text:p text:style-name="P1"><text:tab/><text:tab/>myVal = 5 + 6; //assigns ‘myVal’ a value of 11 because 5 plus (+) 6 is 11</text:p>
      <text:p text:style-name="P5"><text:soft-page-break/></text:p>
      <text:p text:style-name="P5"><text:tab/>But we can't write</text:p>
      <text:p text:style-name="P5"/>
      <text:p text:style-name="P5"><text:tab/><text:tab/>5 + 6 = myVal; // ERROR!</text:p>
      <text:p text:style-name="P5"/>
      <text:p text:style-name="P5"><text:tab/>since 5 + 6 doesn't refer to a place where we can store a value. We can also combine arithmetic expressions with other variables to be stored in a variable like this:</text:p>
      <text:p text:style-name="P1"><text:tab/></text:p>
      <text:p text:style-name="P1"><text:tab/><text:tab/>myVal2 = 6;</text:p>
      <text:p text:style-name="P1"><text:tab/><text:tab/>myVal = 4 + myVal2;</text:p>
      <text:p text:style-name="P1"/>
      <text:p text:style-name="P1">In this case, the variable \texttt{myVal} would be given a value of 10 because the variable \texttt{myVal2} was initialized with a value of 6 before the assignment was executed. The value of \texttt{myVal2} remains unchanged. Make sure that the variable \texttt{myVal}, the variable \texttt{myVal2}, and the value 4 are the same type. For example, the following code will result in an error:</text:p>
      <text:p text:style-name="P1"/>
      <text:p text:style-name="P1"><text:tab/><text:tab/>int myValue = 4;</text:p>
      <text:p text:style-name="P1"><text:tab/><text:tab/>int yourVal;</text:p>
      <text:p text:style-name="P1"><text:tab/><text:tab/>string myString = “word”;</text:p>
      <text:p text:style-name="P1"><text:tab/><text:tab/></text:p>
      <text:p text:style-name="P1"><text:tab/><text:tab/>yourVal = myValue + myString; // Adding an int to a string is</text:p>
      <text:p text:style-name="P5"><text:tab/><text:tab/><text:tab/><text:tab/><text:tab/><text:tab/>// probably not what you meant!</text:p>
      <text:p text:style-name="P1"/>
      <text:p text:style-name="P1">When we try to combine different variable types, the compiler will get very mad at us. Some exceptions to this rule are if we try to combine \texttt{float}s, \texttt{int}s, and \texttt{double}s. These types have the ability to be combined because they are all numeric values. Both \texttt{double}s and \texttt{float}s can hold values with a decimal point such as -3.14, 0.003, or 5.167289 whereas an \texttt{int} can only hold round values such as 2, -18, or 100. Refer to Chapter \ref{Data types, conversion} for more information on converting between data types.</text:p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2</meta:editing-cycles>
    <meta:document-statistic meta:table-count="0" meta:image-count="0" meta:object-count="0" meta:page-count="2" meta:paragraph-count="31" meta:word-count="602" meta:character-count="3387"/>
    <dc:date>2013-04-21T23:55:30.65</dc:date>
    <meta:editing-duration>PT1H18M26S</meta:editing-duration>
  </office:meta>
</office:document-meta>
</file>